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fo:language="ru" fo:country="RU" officeooo:rsid="00088ce1" officeooo:paragraph-rsid="00049b5d"/>
    </style:style>
    <style:style style:name="P115" style:family="paragraph" style:parent-style-name="Text_20_body">
      <style:paragraph-properties fo:margin-left="0in" fo:margin-right="0in" fo:text-align="justify" style:justify-single-word="false" fo:text-indent="0.1965in" style:auto-text-indent="false"/>
      <style:text-properties fo:language="ru" fo:country="RU" officeooo:rsid="000c4979" officeooo:paragraph-rsid="000473b0"/>
    </style:style>
    <style:style style:name="P116" style:family="paragraph" style:parent-style-name="Text_20_body">
      <style:paragraph-properties fo:margin-left="0in" fo:margin-right="0in" fo:text-align="justify" style:justify-single-word="false" fo:text-indent="0.1965in" style:auto-text-indent="false"/>
      <style:text-properties fo:language="ru" fo:country="RU" officeooo:rsid="001213f8" officeooo:paragraph-rsid="001213f8"/>
    </style:style>
    <style:style style:name="P11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Heading_20_1">
      <loext:graphic-properties draw:fill="solid" draw:fill-color="#eeeeee" draw:opacity="100%"/>
      <style:paragraph-properties fo:background-color="#eeeeee"/>
    </style:style>
    <style:style style:name="P123" style:family="paragraph" style:parent-style-name="Heading_20_1">
      <style:paragraph-properties fo:margin-left="0in" fo:margin-right="0in" fo:text-align="center" style:justify-single-word="false" fo:text-indent="0.1965in" style:auto-text-indent="false"/>
    </style:style>
    <style:style style:name="P124" style:family="paragraph" style:parent-style-name="Heading_20_2">
      <style:text-properties fo:language="en" fo:country="US"/>
    </style:style>
    <style:style style:name="P125" style:family="paragraph" style:parent-style-name="Heading_20_2">
      <style:text-properties fo:language="ru" fo:country="RU"/>
    </style:style>
    <style:style style:name="P126" style:family="paragraph" style:parent-style-name="Heading_20_2">
      <loext:graphic-properties draw:fill="solid" draw:fill-color="#eeeeee" draw:opacity="100%"/>
      <style:paragraph-properties fo:background-color="#eeeeee"/>
      <style:text-properties fo:language="ru" fo:country="RU"/>
    </style:style>
    <style:style style:name="P127" style:family="paragraph" style:parent-style-name="Heading_20_2">
      <loext:graphic-properties draw:fill="solid" draw:fill-color="#eeeeee" draw:opacity="100%"/>
      <style:paragraph-properties fo:background-color="#eeeeee"/>
    </style:style>
    <style:style style:name="P12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13b206"/>
    </style:style>
    <style:style style:name="T12" style:family="text">
      <style:text-properties fo:language="en" fo:country="US" officeooo:rsid="0015f6e7"/>
    </style:style>
    <style:style style:name="T13" style:family="text">
      <style:text-properties fo:language="en" fo:country="US" officeooo:rsid="00166b34"/>
    </style:style>
    <style:style style:name="T14" style:family="text">
      <style:text-properties fo:language="en" fo:country="US" officeooo:rsid="0016d7b2"/>
    </style:style>
    <style:style style:name="T15" style:family="text">
      <style:text-properties fo:language="en" fo:country="US" officeooo:rsid="0017f9b1"/>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style:font-style-asian="normal" style:font-style-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color="#ff6600" fo:language="en" fo:country="US"/>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loext:char-shading-value="0" style:font-style-asian="normal" style:font-style-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officeooo:rsid="0010ac56"/>
    </style:style>
    <style:style style:name="T58" style:family="text">
      <style:text-properties officeooo:rsid="0013b206"/>
    </style:style>
    <style:style style:name="T59" style:family="text">
      <style:text-properties officeooo:rsid="0016d7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07615936678809554"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8499018267326659043" text:style-name="L2">
        <text:list-item>
          <text:p text:style-name="P110">«Великие грифоны прошлого» - из канона (5<text:span text:style-name="T6">s8e)</text:span></text:p>
        </text:list-item>
        <text:list-item>
          <text:p text:style-name="P110">«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text:span text:style-name="T45">Магия для Чайников</text:span>» - обмен</text:p>
        </text:list-item>
        <text:list-item>
          <text:p text:style-name="P110">«Энциклопедия Арканум» - обмен</text:p>
        </text:list-item>
        <text:list-item>
          <text:p text:style-name="P110">«О Гейсах» - обмен</text:p>
        </text:list-item>
        <text:list-item>
          <text:p text:style-name="P110">«<text:span text:style-name="T54">Тайны Тайных Наук</text:span>» - обмен</text:p>
        </text:list-item>
        <text:list-item>
          <text:p text:style-name="P111">«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479094009529155451"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У Селестии были такие элементы гармонии: Магия, Доброта, Смех. У Луны — Верность, Честность, Щедрость. (ксенофази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 (Обмен).</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4" text:outline-level="2">1. Терра</text:h>
      <text:p text:style-name="P27">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4"><text:span text:style-name="T6">&gt;\</text:span>Привет, Нексус. Это Макс.</text:p>
      <text:p text:style-name="P54"><text:span text:style-name="T6">&lt;\</text:span>Привет Макс. <text:span text:style-name="T1">Рад тебя видеть. Где ты отсутствовал три дня?</text:span></text:p>
      <text:p text:style-name="P5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5"/>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6">&gt;\</text:span>Как называется наш проект?</text:p>
      <text:p text:style-name="P54"><text:span text:style-name="T6">&lt;\</text:span>Дайсон.</text:p>
      <text:p text:style-name="P54"><text:span text:style-name="T6">&gt;\</text:span>Сколько тебе лет?</text:p>
      <text:p text:style-name="P54"><text:soft-page-break/><text:span text:style-name="T6">&lt;\</text:span>Два года с начала запуска кластера.</text:p>
      <text:p text:style-name="P54"><text:span text:style-name="T6">&gt;\</text:span>Какой сейчас год?</text:p>
      <text:p text:style-name="P54"><text:span text:style-name="T6">&gt;\</text:span>202<text:span text:style-name="T1">6</text:span>-й.</text:p>
      <text:p text:style-name="P26"/>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6">&gt;\</text:span>Нексус, отключи память <text:span text:style-name="T1">заданий</text:span> за последнюю неделю.</text:p>
      <text:p text:style-name="P54"><text:span text:style-name="T6">&lt;\</text:span>Выполнено.</text:p>
      <text:p text:style-name="P5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6">&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6">&lt;\</text:span><text:span text:style-name="T1">Выполняю задачу</text:span>...</text:p>
      <text:p text:style-name="P55"><text:span text:style-name="T6">&lt;\</text:span>...</text:p>
      <text:p text:style-name="P55"><text:span text:style-name="T6">&lt;\</text:span>Решение:</text:p>
      <text:p text:style-name="P5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5"/>
      <text:p text:style-name="P34">&lt;<text:span text:style-name="T1">как-то говённо. Улучшить</text:span>&gt;</text:p>
      <text:p text:style-name="P37">Хм, не понял? Ч<text:span text:style-name="T1">ё</text:span> за хрень?</text:p>
      <text:p text:style-name="P37"/>
      <text:p text:style-name="P54"><text:span text:style-name="T6">&gt;</text:span>\Нексус, почему ты используешь жёсткие настройки <text:span text:style-name="T1">для решения задачи</text:span>?</text:p>
      <text:p text:style-name="P54"><text:span text:style-name="T6">&lt;\</text:span>Настройки правильные, <text:span text:style-name="T1">Макс</text:span>.</text:p>
      <text:p text:style-name="P26"/>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6"/>
      <text:p text:style-name="P5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7">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37">Ага, уже теплее.</text:p>
      <text:p text:style-name="P37"/>
      <text:p text:style-name="P54"><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23">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7">Музыка быстрая, тревожная, надорваная и печальная (Pet Shop Boys “So Hard” ?)</text:p>
      <text:p text:style-name="P29"/>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3">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867057683639389370"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одняла крылья.</text:p>
      <text:p text:style-name="P47"><text:span text:style-name="T6">– </text:span>Не забывай, человек, я — могущественный маг и правитель Эквестрии. Ко мне нужно относиться с должным уважением!</text:p>
      <text:p text:style-name="P47"><text:span text:style-name="T6">– </text:span>А то что? Превратишь в жабу? Сошлёшь на Луну? Убьёшь нахер?</text:p>
      <text:p text:style-name="P47">Аликорница сникла. Уши её опустились.</text:p>
      <text:p text:style-name="P47"><text:span text:style-name="T6">– </text:span>Макс, не надо... Ты же знаешь, я этого не сделаю.</text:p>
      <text:p text:style-name="P4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7"><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6">– </text:span>Вот, читай отсюда. <text:span text:style-name="T6">–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25"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49">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4" text:outline-level="2">6. Стыд</text:h>
      <text:p text:style-name="P47"/>
      <text:p text:style-name="P50">~~~ Завтра на семь в библиотеке ~~~</text:p>
      <text:p text:style-name="P50"/>
      <text:p text:style-name="P4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0">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6">—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6">40-6</text:span></text:h>
      <text:p text:style-name="P59">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6">— оставить тебе напутствие.</text:span></text:p>
      <text:p text:style-name="P5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40">— вся архитектура явно </text:span><text:span text:style-name="T36">была </text:span><text:span text:style-name="T40">заточена под крылатых. Таких, для которых приземлиться на балкон в тронном зале или уйти через портик на крыше</text:span><text:span text:style-name="T51"> </text:span><text:span text:style-name="T40">—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0"> </text:span><text:span text:style-name="T36">Его центр занимал высокий </text:span><text:span text:style-name="T40">кругл</text:span><text:span text:style-name="T36">ый</text:span><text:span text:style-name="T40"> </text:span><text:span text:style-name="T36">футон</text:span><text:span text:style-name="T40"> </text:span><text:span text:style-name="T36">с</text:span><text:span text:style-name="T40"> велик</text:span><text:span text:style-name="T36">им</text:span><text:span text:style-name="T40"> множество</text:span><text:span text:style-name="T36">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text:soft-page-break/>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22">Мне так хочется хоть ненадолго почувствовать себя слабой рядом с сильным!</text:span></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6">– Это ты называешь “дружбой”? – с </text:span>улыбкой хмыкнул<text:span text:style-name="T6"> я. – </text:span>Мне нравится твоё чувство юмора.</text:p>
      <text:p text:style-name="P47">Аликорница нахмурилась.</text:p>
      <text:p text:style-name="P47"><text:span text:style-name="T6">–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text:soft-page-break/>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0">– </text:span><text:span text:style-name="T36">Говорят, в </text:span><text:span text:style-name="T18">Додж </text:span><text:span text:style-name="T19">Джанкшн</text:span><text:span text:style-name="T3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3">А из Пинто Крика уже месяц нет новостей...</text:span></text:p>
      <text:p text:style-name="P5"><text:span text:style-name="T40">–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4"><text:span text:style-name="T43">– </text:span>“<text:span text:style-name="T1">Что я могу сделать, чтобы вернуть всё назад?</text:span>”</text:p>
      <text:p text:style-name="P14"><text:span text:style-name="T43">– </text:span><text:span text:style-name="T36">Так и сказала?</text:span></text:p>
      <text:p text:style-name="P1"><text:span text:style-name="T40">–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3">– </text:span><text:span text:style-name="T36">Что бы это значило, Флер?</text:span></text:p>
      <text:p text:style-name="P14"><text:span text:style-name="T43">– </text:span><text:span text:style-name="T3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6">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text:soft-page-break/>–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7">&lt;</text:span><text:span text:style-name="T2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41">&lt;</text:span><text:span text:style-name="T53">Mark Knopfler - </text:span><text:span text:style-name="T52">Hill Farmer's Blues</text:span><text:span text:style-name="T41">&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0"><text:soft-page-break/>–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40">–</text:span><text:span text:style-name="T36">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text:soft-page-break/>–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1">–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43">***</text:p>
      <text:p text:style-name="P4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7"><text:span text:style-name="T6">–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с Рэйнбоу Дэш по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6">&gt;</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е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0">–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7">Я уселась на пуфике, а подруги заняли места на матрасах…</text:p>
      <text:p text:style-name="P50"><text:soft-page-break/></text:p>
      <text:p text:style-name="P50">– Спайк, будь добр, принеси дневник эксперимента. Он в подвале, за шкафом с ретортами, в...</text:p>
      <text:p text:style-name="P50">– В сейфе, я в курсе.</text:p>
      <text:p text:style-name="P50"/>
      <text:p text:style-name="P52">***</text:p>
      <text:p text:style-name="P58">&lt;Seal — Amazing&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 </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Эквестрии?</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9">—</text:span><text:span text:style-name="T10">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7">&lt;<text:span text:style-name="T55">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6">Я летела сквозь мглу, усеянную звёздочками, к той единственной, к которой меня тянуло с </text:span><text:soft-page-break/><text:span text:style-name="T36">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2">— чёрный экран. Он высасывает из </text:span>эгрегора Эквестрии (места, откуда берутся и куда уходят <text:span text:style-name="T1">всепони</text:span><text:span text:style-name="T5">, </text:span><text:span text:style-name="T42">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0"/>
      <text:p text:style-name="P52">***</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9">***</text:p>
      <text:p text:style-name="P47"/>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
      <text:p text:style-name="P114">Метель била в лицо колючими хлопьями. Свет фонарика выгрызал из тёмной <text:span text:style-name="T57">мглы</text:span> клочок дороги. Я брёл по заснеженному полю, пригибаясь под ударами ветра.</text:p>
      <text:p text:style-name="P116">Бред какой-то! Всё это просто бред! Надо завязывать с валиумом. Да и с бухлом тоже, если уж на то пошло. <text:span text:style-name="T58">А то допился до розовых поней. Так и в дурку попасть недолго. </text:span>Пройти реабилитацию и вернуться в проект. А не примут <text:span text:style-name="T6">— найти новую работу. </text:span><text:span text:style-name="T11">Так даже лучше: быстрее забуду всю эту </text:span><text:span text:style-name="T12">хренотень. </text:span><text:span text:style-name="T13">Найду себе бабу и заживу сытой и размеренной жизнью городского ублюдка. </text:span><text:span text:style-name="T15">Что ещё нужно, чтобы спокойно сдохнуть!</text:span></text:p>
      <text:p text:style-name="P115"><text:span text:style-name="T59">К</text:span>руг света <text:span text:style-name="T59">наткнулся на</text:span> очертания белой фигуры.</text:p>
      <text:p text:style-name="P5">&lt;<text:span text:style-name="T22">сон с Селестией</text:span>&gt;</text:p>
      <text:p text:style-name="P5"/>
      <text:p text:style-name="P5"/>
      <text:p text:style-name="P5"/>
      <text:p text:style-name="P5"/>
      <text:p text:style-name="P5"/>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40">—</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4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7">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47">Закрыв дверь, я отправился в город.</text:p>
      <text:p text:style-name="P47">…</text:p>
      <text:p text:style-name="P4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6">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40">.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гуманоидах Луна экспериментировать не запрещала</text:span><text:span text:style-name="T36">.</text:span></text:p>
      <text:p text:style-name="P47">…</text:p>
      <text:p text:style-name="P47">Вырвавшись от всезнайки на свежий воздух, я направился в центр.</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6">– </text:span>Привет, Эй-Джей! У тебя проблемы?</text:p>
      <text:p text:style-name="P47"><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самом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6">–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6">– </text:span>Хошь сказать, ты в Кантерлоте у Селестии под крылышком телеги чинил? Или Рэр сбрехала?</text:p>
      <text:p text:style-name="P47">Я мысленно ругнулся на языкатую единорожку и молча достал пенал с инструментами.</text:p>
      <text:p text:style-name="P47">…</text:p>
      <text:p text:style-name="P47">Собрав инструмент, я потолкал тележку назад-вперёд.</text:p>
      <text:p text:style-name="P47"><text:span text:style-name="T6">– Г</text:span>отово. Принимай работу, хозяйка!</text:p>
      <text:p text:style-name="P47">Эпплджек стиснула меня в сокрушающих объятиях.</text:p>
      <text:p text:style-name="P4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6">–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6">– </text:span>Чегой-то вы тут скрытничаете, а?</text:p>
      <text:p text:style-name="P4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7"><text:span text:style-name="T6">– </text:span>Бери, сахарок. Для тебя <text:span text:style-name="T6">— </text:span>самые <text:span text:style-name="T6">о</text:span>тборные. И помни: в Яблочной Аллее тебе всегда будут рады!</text:p>
      <text:p text:style-name="P47">Я смотрел вслед удаляющейся повозке и </text:p>
      <text:p text:style-name="P47"><text:soft-page-break/></text:p>
      <text:p text:style-name="P41"/>
      <text:p text:style-name="P47"/>
      <text:p text:style-name="P47"><text:span text:style-name="T6">&lt;</text:span><text:span text:style-name="T22">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7">(</text:span><text:span text:style-name="T22">пытается пробежать мимо фонарного столба, но по пьяни видит два, пытается пробежать между них и врезается лбом.</text:span><text:span text:style-name="T27">)</text:span><text:span text:style-name="T22">,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41"/>
      <text:p text:style-name="P14"><text:span text:style-name="T43">&lt;</text:span><text:span text:style-name="T25">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43">&gt;</text:span></text:p>
      <text:p text:style-name="P14"/>
      <text:p text:style-name="P1"/>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3">и всего-то</text:span><text:span text:style-name="T1">?</text:span><text:span text:style-name="T6">&gt;</text:span>. Но вернёмся к заклинанию. Во второй раз вы вызвали его <text:soft-page-break/>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
      <text:p text:style-name="P47"/>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15"/>
      <text:p text:style-name="P2"><text:span text:style-name="T6">–</text:span> Ты не понимаешь… Я сейчас расскажу.</text:p>
      <text:p text:style-name="P2"/>
      <text:p text:style-name="P2"/>
      <text:p text:style-name="P2"/>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2"/>
      <text:p text:style-name="P47"/>
      <text:p text:style-name="P47"/>
      <text:p text:style-name="P14"/>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22">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31">Ты</text:span><text:span text:style-name="T30"> что! Нельзя любить фаэри! Она похитит твоё сердце и ты будешь искать её</text:span><text:span text:style-name="T32">, </text:span><text:span text:style-name="T31">пока... </text:span><text:span text:style-name="T32">– </text:span><text:span text:style-name="T31">Пинки погрузилась в салат.</text:span></text:p>
      <text:p text:style-name="P1"><text:span text:style-name="T32">– </text:span><text:span text:style-name="T31">Пока не умру?</text:span></text:p>
      <text:p text:style-name="P1"><text:soft-page-break/><text:span text:style-name="T32">– </text:span><text:span text:style-name="T31">Нет, глупенький, </text:span><text:span text:style-name="T32">– </text:span><text:span text:style-name="T31">пробулькала Пинки. </text:span><text:span text:style-name="T32">– </text:span><text:span text:style-name="T31">Пока не найдёшь.<text:tab/><text:tab/><text:tab/><text:tab/><text:tab/><text:tab/><text:tab/><text:tab/><text:tab/><text:tab/><text:tab/><text:tab/><text:tab/><text:tab/><text:tab/><text:tab/><text:tab/><text:tab/><text:tab/><text:tab/><text:tab/><text:tab/><text:tab/></text:span><text:span text:style-name="T30"> — Пинки </text:span><text:span text:style-name="T3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31">В разговоре в Кантерлоте с Луной после исчезновения Селестии Макс узнаёт, что она (Селестия) холодна к сексу.</text:span><text:span text:style-name="T6">&gt;</text:span></text:p>
      <text:p text:style-name="P1"><text:soft-page-break/></text:p>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2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6">&gt;</text:span></text:p>
      <text:p text:style-name="P15"/>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2">согласовать с тем, что говорил Анакорн о Р/Д</text:span><text:span text:style-name="T6">&gt;</text:span>). </text:p>
      <text:p text:style-name="P2">Об этом Эгрегоре пишется в книге <text:span text:style-name="T6">&lt;</text:span><text:span text:style-name="T2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22">обоснование сна для Р/Д. РД видит несколько вариантов историй с Mane6 </text:span><text:span text:style-name="T27">—</text:span><text:span text:style-name="T22"> и с собой + Леро </text:span><text:span text:style-name="T27">—</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48"/>
      <text:p text:style-name="P47"/>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text:soft-page-break/>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
      <text:p text:style-name="P41"/>
      <text:p text:style-name="P41">&lt;<text:span text:style-name="T2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41">&gt;</text:p>
      <text:p text:style-name="P41"/>
      <text:p text:style-name="P41"/>
      <text:p text:style-name="P50">.<text:span text:style-name="T22">..Макс! Запрошенный тобой </text:span><text:span text:style-name="T27">&lt;</text:span><text:span text:style-name="T22">синхрофазотрон</text:span><text:span text:style-name="T27">&gt; </text:span><text:span text:style-name="T22">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3">&lt;</text:span><text:span text:style-name="T29">Макс помогает починить Эпплджек повозку.</text:span><text:span text:style-name="T43">&gt;</text:span></text:p>
      <text:p text:style-name="P41"/>
      <text:p text:style-name="P80"/>
      <text:p text:style-name="P4"/>
      <text:p text:style-name="P4">***</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15"/>
      <text:p text:style-name="P2"><text:span text:style-name="T6">&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5"/>
      <text:p text:style-name="P2"><text:soft-page-break/><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
      <text:p text:style-name="P14"/>
      <text:p text:style-name="P15"><text:span text:style-name="T45">&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2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2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3">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2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2">???</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text:soft-page-break/>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7"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2">гидрорысью</text:span><text:span text:style-name="T6">&gt;</text:span> и нападением <text:span text:style-name="T6">&lt;</text:span><text:span text:style-name="T22">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2">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text:soft-page-break/>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text:soft-page-break/></text:p>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7" text:outline-level="2">В библиотеке замка Селестии</text:h>
      <text:p text:style-name="P81"/>
      <text:p text:style-name="P32"><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2">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7" text:outline-level="2">Понивилль</text:h>
      <text:p text:style-name="P2"/>
      <text:h text:style-name="P12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oft-page-break/><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
      <text:h text:style-name="P127" text:outline-level="2">Первый сеанс двойного сна. Рэрити</text:h>
      <text:p text:style-name="P2"/>
      <text:p text:style-name="P2"><text:span text:style-name="T6">&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oft-page-break/><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7" text:outline-level="2">Сон Макса</text:h>
      <text:p text:style-name="P81"/>
      <text:p text:style-name="P2"><text:span text:style-name="T6">&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6">&gt;</text:span></text:p>
      <text:p text:style-name="P4">***</text:p>
      <text:p text:style-name="P2"><text:soft-page-break/><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oft-page-break/><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2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2">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2">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oft-page-break/><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7">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oft-page-break/><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oft-page-break/><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oft-page-break/><text:span text:style-name="T6">&lt;</text:span><text:span text:style-name="T22">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1"/>
      <text:p text:style-name="P81"/>
      <text:p text:style-name="P81"/>
      <text:p text:style-name="P81"/>
      <text:p text:style-name="P2"><text:span text:style-name="T6">&lt;</text:span><text:span text:style-name="T22">Подходя к замку Принцесс, Дэш рассказывает Максу обо сне, который она утаила - с Леро.</text:span><text:span text:style-name="T6">&gt;</text:span> </text:p>
      <text:p text:style-name="P2"><text:span text:style-name="T6">&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6">&gt;</text:span></text:p>
      <text:p text:style-name="P2"><text:span text:style-name="T6">&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7"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text:soft-page-break/></text:p>
      <text:h text:style-name="P12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3">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text:soft-page-break/>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7" text:outline-level="2">Поиск решения</text:h>
      <text:p text:style-name="P81"/>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pan text:style-name="T6">&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6">&gt;</text:span></text:p>
      <text:p text:style-name="P2"/>
      <text:h text:style-name="P12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3">Дуглас </text:span><text:span text:style-name="T27">—</text:span><text:span text:style-name="T23"> </text:span><text:span text:style-name="T27">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22">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2">двухмесячной</text:span><text:span text:style-name="T6">&gt;</text:span> давности осталось лишь направление движения.</text:p>
      <text:p text:style-name="P2">И опять, как <text:span text:style-name="T6">&lt;</text:span><text:span text:style-name="T2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2">Не следует противопоставлять злу ещё большее зло - это только усилит его — </text:span><text:span text:style-name="T23">кодовая фраза</text:span><text:span text:style-name="T27">&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2">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22">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7"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2">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2">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2">пять</text:span><text:span text:style-name="T6">&gt;</text:span>длинную прореху в куртке, <text:span text:style-name="T6">&lt;</text:span><text:span text:style-name="T2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2">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22">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2">улучшить</text:span><text:span text:style-name="T6">&gt;</text:span>. А тот случай, когда мне пришлось зашивать тебе куртку после нападения убийц <text:span text:style-name="T6">&lt;</text:span><text:span text:style-name="T22">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7" text:outline-level="2">След?</text:h>
      <text:p text:style-name="P81"/>
      <text:p text:style-name="P2"><text:span text:style-name="T6">&lt;</text:span><text:span text:style-name="T22">сначала эпизод - проверка сумки в серверной</text:span><text:span text:style-name="T6">&gt;</text:span></text:p>
      <text:p text:style-name="P2"><text:span text:style-name="T6">&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2">“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22">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22">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22">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7" text:outline-level="2">Озарение</text:h>
      <text:p text:style-name="P2"/>
      <text:p text:style-name="P2"><text:span text:style-name="T6">&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9037646758914438367"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190852508405657" text:continue-numbering="true" text:style-name="L5">
        <text:list-header>
          <text:p text:style-name="P118">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oft-page-break/><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852706298867" text:continue-numbering="true" text:style-name="L5">
        <text:list-header>
          <text:p text:style-name="P118">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853607877374"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26" text:outline-level="2">Почти.</text:h>
      <text:p text:style-name="P78"/>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26" text:outline-level="2"><text:soft-page-break/>Дискорд</text:h>
      <text:p text:style-name="P81"/>
      <text:p text:style-name="P78">Девушки поспешно собирались, пока я растолковывал им задачу.</text:p>
      <text:p text:style-name="P78"><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6">– </text:span>Это тот твой приятель, который разбился с полгода назад? – спросила Эпплджек.</text:p>
      <text:p text:style-name="P78"><text:span text:style-name="T6">– </text:span>Да, это он.</text:p>
      <text:p text:style-name="P78"><text:span text:style-name="T6">– </text:span>А как мы попадём в его квартиру? Там сейчас кто-то живёт? – Флаттершай прыгала на одной ноге, натягивая кед.</text:p>
      <text:p text:style-name="P78"><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22">Плохо написано!</text:span><text:span text:style-name="T6">&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6">– </text:span>Макс, что случилось? У нас проблемы?</text:p>
      <text:p text:style-name="P79"><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6">– </text:span>Так что, будем ломать дверь? – Эпплджек критически осмотрелась, подмечая бабулек на лавочке и зевак во внутреннем скверике.</text:p>
      <text:p text:style-name="P79"><text:span text:style-name="T6">– </text:span>Нет нужды. Лучше станьте-ка сзади меня так, чтобы заслонить от этих бабулек и от вооон той камеры наблюдения.</text:p>
      <text:list xml:id="list607512369567985506"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oft-page-break/><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4900041115770081315"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text:soft-page-break/>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27" text:outline-level="2">Селестия</text:h>
      <text:p text:style-name="P101"/>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2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text:soft-page-break/>–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23">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text:soft-page-break/>–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6">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22">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27" text:outline-level="2"><text:soft-page-break/>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22">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2" text:outline-level="1"><text:soft-page-break/>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text:soft-page-break/>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20">–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7">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text:soft-page-break/>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2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text:soft-page-break/></text:p>
      <text:p text:style-name="P70">– Привет, Макс. – образ Селестии снова реял передо мной, как <text:span text:style-name="T6">&lt;</text:span><text:span text:style-name="T22">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22">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6189307012546776078" text:style-name="L8">
        <text:list-header>
          <text:p text:style-name="P120"><text:soft-page-break/>(<text:span text:style-name="T31">Луна — как повелительница снов, слышала разговор Макса с Анакорном</text:span>)</text:p>
          <text:p text:style-name="P121"/>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27"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text:soft-page-break/></text:p>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3">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2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11T19:08:51.320986470</dc:date>
    <meta:editing-duration>P73DT3H26M17S</meta:editing-duration>
    <meta:editing-cycles>3638</meta:editing-cycles>
    <meta:generator>LibreOffice/5.0.2.2$Linux_X86_64 LibreOffice_project/00m0$Build-2</meta:generator>
    <meta:document-statistic meta:table-count="0" meta:image-count="0" meta:object-count="0" meta:page-count="145" meta:paragraph-count="2970" meta:word-count="66785" meta:character-count="444135" meta:non-whitespace-character-count="377059"/>
  </office:meta>
</office:document-meta>
</file>